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cm" svg:y="3.222cm">
            <draw:object draw:notify-on-update-of-ranges="Sheet1.C2:Sheet1.C6 Sheet1.N1:Sheet1.N1 Sheet1.N2:Sheet1.N6 Sheet1.C2:Sheet1.C6 Sheet1.O1:Sheet1.O1 Sheet1.O2:Sheet1.O6 Sheet1.C2:Sheet1.C6 Sheet1.P1:Sheet1.P1 Sheet1.P2:Sheet1.P6 Sheet1.C2:Sheet1.C6 Sheet1.Q1:Sheet1.Q1 Sheet1.Q2:Sheet1.Q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9.176cm" svg:y="3.275cm">
            <draw:object draw:notify-on-update-of-ranges="Sheet1.C2:Sheet1.C6 Sheet1.N1:Sheet1.N1 Sheet1.N2:Sheet1.N6 Sheet1.C2:Sheet1.C6 Sheet1.O1:Sheet1.O1 Sheet1.O2:Sheet1.O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nos</text:p>
          </table:table-cell>
          <table:table-cell office:value-type="string" calcext:value-type="string">
            <text:p>seerange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2]*[.B2]"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164242729996" calcext:value-type="float">
            <text:p>0,016424273</text:p>
          </table:table-cell>
          <table:table-cell office:value-type="float" office:value="0.294939416828" calcext:value-type="float">
            <text:p>0,2949394168</text:p>
          </table:table-cell>
          <table:table-cell office:value-type="float" office:value="0" calcext:value-type="float">
            <text:p>0</text:p>
          </table:table-cell>
          <table:table-cell office:value-type="float" office:value="0.00889909057906" calcext:value-type="float">
            <text:p>0,0088990906</text:p>
          </table:table-cell>
          <table:table-cell office:value-type="float" office:value="18.3636363636" calcext:value-type="float">
            <text:p>18,3636363636</text:p>
          </table:table-cell>
          <table:table-cell office:value-type="float" office:value="23.0909090909" calcext:value-type="float">
            <text:p>23,0909090909</text:p>
          </table:table-cell>
          <table:table-cell office:value-type="float" office:value="82.8648484848" calcext:value-type="float">
            <text:p>82,8648484848</text:p>
          </table:table-cell>
          <table:table-cell office:value-type="float" office:value="286.11969697" calcext:value-type="float">
            <text:p>286,11969697</text:p>
          </table:table-cell>
          <table:table-cell office:value-type="float" office:value="25.3460606061" calcext:value-type="float">
            <text:p>25,3460606061</text:p>
          </table:table-cell>
          <table:table-cell office:value-type="float" office:value="28.521969697" calcext:value-type="float">
            <text:p>28,521969697</text:p>
          </table:table-cell>
          <table:table-cell office:value-type="float" office:value="147.01505303" calcext:value-type="float">
            <text:p>147,01505303</text:p>
          </table:table-cell>
          <table:table-cell office:value-type="float" office:value="599.509738014" calcext:value-type="float">
            <text:p>599,509738014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3]*[.B3]"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0987666686376" calcext:value-type="float">
            <text:p>0,0987666686</text:p>
          </table:table-cell>
          <table:table-cell office:value-type="float" office:value="1.51339999835" calcext:value-type="float">
            <text:p>1,5133999984</text:p>
          </table:table-cell>
          <table:table-cell office:value-type="float" office:value="0" calcext:value-type="float">
            <text:p>0</text:p>
          </table:table-cell>
          <table:table-cell office:value-type="float" office:value="0.0241006666819" calcext:value-type="float">
            <text:p>0,0241006667</text:p>
          </table:table-cell>
          <table:table-cell office:value-type="float" office:value="38.1333333333" calcext:value-type="float">
            <text:p>38,1333333333</text:p>
          </table:table-cell>
          <table:table-cell office:value-type="float" office:value="39.9666666667" calcext:value-type="float">
            <text:p>39,9666666667</text:p>
          </table:table-cell>
          <table:table-cell office:value-type="float" office:value="250.736666667" calcext:value-type="float">
            <text:p>250,736666667</text:p>
          </table:table-cell>
          <table:table-cell office:value-type="float" office:value="1304.45333333" calcext:value-type="float">
            <text:p>1304,45333333</text:p>
          </table:table-cell>
          <table:table-cell office:value-type="float" office:value="52.1205" calcext:value-type="float">
            <text:p>52,1205</text:p>
          </table:table-cell>
          <table:table-cell office:value-type="float" office:value="53.6393333333" calcext:value-type="float">
            <text:p>53,6393333333</text:p>
          </table:table-cell>
          <table:table-cell office:value-type="float" office:value="455.969778333" calcext:value-type="float">
            <text:p>455,969778333</text:p>
          </table:table-cell>
          <table:table-cell office:value-type="float" office:value="2878.91928614" calcext:value-type="float">
            <text:p>2878,91928614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4]*[.B4]" office:value-type="float" office:value="3600" calcext:value-type="float">
            <text:p>36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533763170242" calcext:value-type="float">
            <text:p>0,5337631702</text:p>
          </table:table-cell>
          <table:table-cell office:value-type="float" office:value="6.3937368393" calcext:value-type="float">
            <text:p>6,3937368393</text:p>
          </table:table-cell>
          <table:table-cell office:value-type="float" office:value="0" calcext:value-type="float">
            <text:p>0</text:p>
          </table:table-cell>
          <table:table-cell office:value-type="float" office:value="0.0546786840338" calcext:value-type="float">
            <text:p>0,054678684</text:p>
          </table:table-cell>
          <table:table-cell office:value-type="float" office:value="55.8157894737" calcext:value-type="float">
            <text:p>55,8157894737</text:p>
          </table:table-cell>
          <table:table-cell office:value-type="float" office:value="57.2105263158" calcext:value-type="float">
            <text:p>57,2105263158</text:p>
          </table:table-cell>
          <table:table-cell office:value-type="float" office:value="455.019736842" calcext:value-type="float">
            <text:p>455,019736842</text:p>
          </table:table-cell>
          <table:table-cell office:value-type="float" office:value="2931.43026316" calcext:value-type="float">
            <text:p>2931,43026316</text:p>
          </table:table-cell>
          <table:table-cell office:value-type="float" office:value="75.905" calcext:value-type="float">
            <text:p>75,905</text:p>
          </table:table-cell>
          <table:table-cell office:value-type="float" office:value="78.7434210526" calcext:value-type="float">
            <text:p>78,7434210526</text:p>
          </table:table-cell>
          <table:table-cell office:value-type="float" office:value="823.731796053" calcext:value-type="float">
            <text:p>823,731796053</text:p>
          </table:table-cell>
          <table:table-cell office:value-type="float" office:value="6410.75614301" calcext:value-type="float">
            <text:p>6410,75614301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5]*[.B5]" office:value-type="float" office:value="6400" calcext:value-type="float">
            <text:p>640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.3659999995" calcext:value-type="float">
            <text:p>1,3659999995</text:p>
          </table:table-cell>
          <table:table-cell office:value-type="float" office:value="22.8818095241" calcext:value-type="float">
            <text:p>22,8818095241</text:p>
          </table:table-cell>
          <table:table-cell office:value-type="float" office:value="0" calcext:value-type="float">
            <text:p>0</text:p>
          </table:table-cell>
          <table:table-cell office:value-type="float" office:value="0.098816666376" calcext:value-type="float">
            <text:p>0,0988166664</text:p>
          </table:table-cell>
          <table:table-cell office:value-type="float" office:value="71.7619047619" calcext:value-type="float">
            <text:p>71,7619047619</text:p>
          </table:table-cell>
          <table:table-cell office:value-type="float" office:value="73.1666666667" calcext:value-type="float">
            <text:p>73,1666666667</text:p>
          </table:table-cell>
          <table:table-cell office:value-type="float" office:value="640.846428571" calcext:value-type="float">
            <text:p>640,846428571</text:p>
          </table:table-cell>
          <table:table-cell office:value-type="float" office:value="5298.57666667" calcext:value-type="float">
            <text:p>5298,57666667</text:p>
          </table:table-cell>
          <table:table-cell office:value-type="float" office:value="94.7033333333" calcext:value-type="float">
            <text:p>94,7033333333</text:p>
          </table:table-cell>
          <table:table-cell office:value-type="float" office:value="97.2866666667" calcext:value-type="float">
            <text:p>97,2866666667</text:p>
          </table:table-cell>
          <table:table-cell office:value-type="float" office:value="1163.069575" calcext:value-type="float">
            <text:p>1163,069575</text:p>
          </table:table-cell>
          <table:table-cell office:value-type="float" office:value="11660.8791256" calcext:value-type="float">
            <text:p>11660,879125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6]*[.B6]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.93159258807" calcext:value-type="float">
            <text:p>3,9315925881</text:p>
          </table:table-cell>
          <table:table-cell office:value-type="float" office:value="69.7411481451" calcext:value-type="float">
            <text:p>69,7411481451</text:p>
          </table:table-cell>
          <table:table-cell office:value-type="float" office:value="0" calcext:value-type="float">
            <text:p>0</text:p>
          </table:table-cell>
          <table:table-cell office:value-type="float" office:value="0.151256297076" calcext:value-type="float">
            <text:p>0,1512562971</text:p>
          </table:table-cell>
          <table:table-cell office:value-type="float" office:value="89" calcext:value-type="float">
            <text:p>89</text:p>
          </table:table-cell>
          <table:table-cell office:value-type="float" office:value="89.3333333333" calcext:value-type="float">
            <text:p>89,3333333333</text:p>
          </table:table-cell>
          <table:table-cell office:value-type="float" office:value="977.388888889" calcext:value-type="float">
            <text:p>977,388888889</text:p>
          </table:table-cell>
          <table:table-cell office:value-type="float" office:value="7919.25" calcext:value-type="float">
            <text:p>7919,25</text:p>
          </table:table-cell>
          <table:table-cell office:value-type="float" office:value="118.767962963" calcext:value-type="float">
            <text:p>118,767962963</text:p>
          </table:table-cell>
          <table:table-cell office:value-type="float" office:value="121.201481481" calcext:value-type="float">
            <text:p>121,201481481</text:p>
          </table:table-cell>
          <table:table-cell office:value-type="float" office:value="1775.28359074" calcext:value-type="float">
            <text:p>1775,28359074</text:p>
          </table:table-cell>
          <table:table-cell office:value-type="float" office:value="17494.9652225" calcext:value-type="float">
            <text:p>17494,9652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style:rfc-language-tag="sr-Latn-RS" fo:language="sr" fo:script="Latn" fo:country="R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style:rfc-language-tag="sr-Latn-RS" fo:language="sr" fo:script="Latn" fo:country="R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.00.0000</text:date>, <text:time style:data-style-name="N2" text:time-value="14:19:16.7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8T14:19:26.772000000</dc:date>
    <meta:generator>LibreOffice/4.2.5.2$Windows_x86 LibreOffice_project/61cb170a04bb1f12e77c884eab9192be736ec5f5</meta:generator>
    <meta:editing-duration>PT7M7S</meta:editing-duration>
    <meta:editing-cycles>5</meta:editing-cycles>
    <meta:document-statistic meta:table-count="1" meta:cell-count="1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4.768cm" svg:y="1.275cm" chart:style-name="ch3">
          <text:p>mapa sa tackama, seerange=rows/3</text:p>
        </chart:subtitle>
        <chart:legend chart:legend-position="end" svg:x="12.275cm" svg:y="3.454cm" style:legend-expansion="high" chart:style-name="ch4"/>
        <chart:plot-area chart:style-name="ch5" table:cell-range-address="Sheet1.C2:Sheet1.C6 Sheet1.N1:Sheet1.Q6" chart:data-source-has-labels="row" svg:x="1.331cm" svg:y="2.318cm" svg:width="10.304cm" svg:height="5.521cm">
          <chartooo:coordinate-region svg:x="2.508cm" svg:y="2.517cm" svg:width="8.662cm" svg:height="4.675cm"/>
          <chart:axis chart:dimension="x" chart:name="primary-x" chart:style-name="ch6">
            <chart:title svg:x="5.791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N2:Sheet1.N6" chart:label-cell-address="Sheet1.N1:Sheet1.N1" chart:class="chart:scatter">
            <chart:domain table:cell-range-address="Sheet1.C2:Sheet1.C6"/>
            <chart:data-point chart:repeated="5"/>
          </chart:series>
          <chart:series chart:style-name="ch11" chart:values-cell-range-address="Sheet1.O2:Sheet1.O6" chart:label-cell-address="Sheet1.O1:Sheet1.O1" chart:class="chart:scatter">
            <chart:data-point chart:repeated="5"/>
          </chart:series>
          <chart:series chart:style-name="ch12" chart:values-cell-range-address="Sheet1.P2:Sheet1.P6" chart:label-cell-address="Sheet1.P1:Sheet1.P1" chart:class="chart:scatter">
            <chart:data-point chart:repeated="5"/>
          </chart:series>
          <chart:series chart:style-name="ch13" chart:values-cell-range-address="Sheet1.Q2:Sheet1.Q6" chart:label-cell-address="Sheet1.Q1:Sheet1.Q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N1:Sheet1.N1</svg:desc>
                </draw:g>
              </table:table-cell>
              <table:table-cell office:value-type="string">
                <text:p>potraga</text:p>
                <draw:g>
                  <svg:desc>Sheet1.O1:Sheet1.O1</svg:desc>
                </draw:g>
              </table:table-cell>
              <table:table-cell office:value-type="string">
                <text:p>random potraga</text:p>
                <draw:g>
                  <svg:desc>Sheet1.P1:Sheet1.P1</svg:desc>
                </draw:g>
              </table:table-cell>
              <table:table-cell office:value-type="string">
                <text:p>random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5.3460606061">
                <text:p>25.3460606061</text:p>
                <draw:g>
                  <svg:desc>Sheet1.N2:Sheet1.N6</svg:desc>
                </draw:g>
              </table:table-cell>
              <table:table-cell office:value-type="float" office:value="28.521969697">
                <text:p>28.521969697</text:p>
                <draw:g>
                  <svg:desc>Sheet1.O2:Sheet1.O6</svg:desc>
                </draw:g>
              </table:table-cell>
              <table:table-cell office:value-type="float" office:value="147.01505303">
                <text:p>147.01505303</text:p>
                <draw:g>
                  <svg:desc>Sheet1.P2:Sheet1.P6</svg:desc>
                </draw:g>
              </table:table-cell>
              <table:table-cell office:value-type="float" office:value="599.509738014">
                <text:p>599.509738014</text:p>
                <draw:g>
                  <svg:desc>Sheet1.Q2:Sheet1.Q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52.1205">
                <text:p>52.1205</text:p>
              </table:table-cell>
              <table:table-cell office:value-type="float" office:value="53.6393333333">
                <text:p>53.6393333333</text:p>
              </table:table-cell>
              <table:table-cell office:value-type="float" office:value="455.969778333">
                <text:p>455.969778333</text:p>
              </table:table-cell>
              <table:table-cell office:value-type="float" office:value="2878.91928614">
                <text:p>2878.91928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75.905">
                <text:p>75.905</text:p>
              </table:table-cell>
              <table:table-cell office:value-type="float" office:value="78.7434210526">
                <text:p>78.7434210526</text:p>
              </table:table-cell>
              <table:table-cell office:value-type="float" office:value="823.731796053">
                <text:p>823.731796053</text:p>
              </table:table-cell>
              <table:table-cell office:value-type="float" office:value="6410.75614301">
                <text:p>6410.75614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94.7033333333">
                <text:p>94.7033333333</text:p>
              </table:table-cell>
              <table:table-cell office:value-type="float" office:value="97.2866666667">
                <text:p>97.2866666667</text:p>
              </table:table-cell>
              <table:table-cell office:value-type="float" office:value="1163.069575">
                <text:p>1163.069575</text:p>
              </table:table-cell>
              <table:table-cell office:value-type="float" office:value="11660.8791256">
                <text:p>11660.8791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18.767962963">
                <text:p>118.767962963</text:p>
              </table:table-cell>
              <table:table-cell office:value-type="float" office:value="121.201481481">
                <text:p>121.201481481</text:p>
              </table:table-cell>
              <table:table-cell office:value-type="float" office:value="1775.28359074">
                <text:p>1775.28359074</text:p>
              </table:table-cell>
              <table:table-cell office:value-type="float" office:value="17494.9652225">
                <text:p>17494.9652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4.768cm" svg:y="1.275cm" chart:style-name="ch3">
          <text:p>mapa sa tackama, seerange=rows/3</text:p>
        </chart:subtitle>
        <chart:legend chart:legend-position="end" svg:x="13.518cm" svg:y="3.952cm" style:legend-expansion="high" chart:style-name="ch4"/>
        <chart:plot-area chart:style-name="ch5" table:cell-range-address="Sheet1.C2:Sheet1.C6 Sheet1.N1:Sheet1.O6" chart:data-source-has-labels="row" svg:x="1.331cm" svg:y="2.318cm" svg:width="11.547cm" svg:height="5.521cm">
          <chartooo:coordinate-region svg:x="2.138cm" svg:y="2.518cm" svg:width="10.275cm" svg:height="4.674cm"/>
          <chart:axis chart:dimension="x" chart:name="primary-x" chart:style-name="ch6">
            <chart:title svg:x="6.412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N2:Sheet1.N6" chart:label-cell-address="Sheet1.N1:Sheet1.N1" chart:class="chart:scatter">
            <chart:domain table:cell-range-address="Sheet1.C2:Sheet1.C6"/>
            <chart:data-point chart:repeated="5"/>
          </chart:series>
          <chart:series chart:style-name="ch11" chart:values-cell-range-address="Sheet1.O2:Sheet1.O6" chart:label-cell-address="Sheet1.O1:Sheet1.O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N1:Sheet1.N1</svg:desc>
                </draw:g>
              </table:table-cell>
              <table:table-cell office:value-type="string">
                <text:p>potraga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25.3460606061">
                <text:p>25.3460606061</text:p>
                <draw:g>
                  <svg:desc>Sheet1.N2:Sheet1.N6</svg:desc>
                </draw:g>
              </table:table-cell>
              <table:table-cell office:value-type="float" office:value="28.521969697">
                <text:p>28.521969697</text:p>
                <draw:g>
                  <svg:desc>Sheet1.O2:Sheet1.O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52.1205">
                <text:p>52.1205</text:p>
              </table:table-cell>
              <table:table-cell office:value-type="float" office:value="53.6393333333">
                <text:p>53.639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75.905">
                <text:p>75.905</text:p>
              </table:table-cell>
              <table:table-cell office:value-type="float" office:value="78.7434210526">
                <text:p>78.7434210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94.7033333333">
                <text:p>94.7033333333</text:p>
              </table:table-cell>
              <table:table-cell office:value-type="float" office:value="97.2866666667">
                <text:p>97.28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18.767962963">
                <text:p>118.767962963</text:p>
              </table:table-cell>
              <table:table-cell office:value-type="float" office:value="121.201481481">
                <text:p>121.2014814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